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ho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ID</text:p>
          </table:table-cell>
          <table:table-cell office:value-type="string">
            <text:p>all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49681482">
            <text:p>0.5</text:p>
          </table:table-cell>
          <table:table-cell office:value-type="float" office:value="0.0153966205">
            <text:p>0.02</text:p>
          </table:table-cell>
          <table:table-cell office:value-type="float" office:value="0.0505335029">
            <text:p>0.05</text:p>
          </table:table-cell>
          <table:table-cell office:value-type="float" office:value="0.0202257783">
            <text:p>0.02</text:p>
          </table:table-cell>
          <table:table-cell office:value-type="float" office:value="-3.15846877">
            <text:p>-3.16</text:p>
          </table:table-cell>
          <table:table-cell office:value-type="float" office:value="1.00060915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607654276">
            <text:p>0.61</text:p>
          </table:table-cell>
          <table:table-cell office:value-type="float" office:value="0.0088051119">
            <text:p>0.01</text:p>
          </table:table-cell>
          <table:table-cell office:value-type="float" office:value="0.0688258981">
            <text:p>0.07</text:p>
          </table:table-cell>
          <table:table-cell office:value-type="float" office:value="0.0367277342">
            <text:p>0.04</text:p>
          </table:table-cell>
          <table:table-cell office:value-type="float" office:value="-2.72514817">
            <text:p>-2.73</text:p>
          </table:table-cell>
          <table:table-cell office:value-type="float" office:value="1.33074922">
            <text:p>1.33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540863878">
            <text:p>0.54</text:p>
          </table:table-cell>
          <table:table-cell office:value-type="float" office:value="0.016975125">
            <text:p>0.02</text:p>
          </table:table-cell>
          <table:table-cell office:value-type="float" office:value="0.0506538432">
            <text:p>0.05</text:p>
          </table:table-cell>
          <table:table-cell office:value-type="float" office:value="0.0259111379">
            <text:p>0.03</text:p>
          </table:table-cell>
          <table:table-cell office:value-type="float" office:value="-2.96902294">
            <text:p>-2.97</text:p>
          </table:table-cell>
          <table:table-cell office:value-type="float" office:value="1.279628">
            <text:p>1.28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46106027">
            <text:p>0.46</text:p>
          </table:table-cell>
          <table:table-cell office:value-type="float" office:value="0.0168041869">
            <text:p>0.02</text:p>
          </table:table-cell>
          <table:table-cell office:value-type="float" office:value="0.0508274577">
            <text:p>0.05</text:p>
          </table:table-cell>
          <table:table-cell office:value-type="float" office:value="0.0235115903">
            <text:p>0.02</text:p>
          </table:table-cell>
          <table:table-cell office:value-type="float" office:value="-3.26962154">
            <text:p>-3.27</text:p>
          </table:table-cell>
          <table:table-cell office:value-type="float" office:value="1.15597471">
            <text:p>1.16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394155145">
            <text:p>0.39</text:p>
          </table:table-cell>
          <table:table-cell office:value-type="float" office:value="0.013425953">
            <text:p>0.01</text:p>
          </table:table-cell>
          <table:table-cell office:value-type="float" office:value="0.0507669355">
            <text:p>0.05</text:p>
          </table:table-cell>
          <table:table-cell office:value-type="float" office:value="0.0285373539">
            <text:p>0.03</text:p>
          </table:table-cell>
          <table:table-cell office:value-type="float" office:value="-3.49440218">
            <text:p>-3.49</text:p>
          </table:table-cell>
          <table:table-cell office:value-type="float" office:value="1.40482019">
            <text:p>1.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verage</text:p>
          </table:table-cell>
          <table:table-cell table:style-name="ce1" table:formula="of:=AVERAGE([.B4:.B8])" office:value-type="float" office:value="0.5001096778">
            <text:p>0.5001096778</text:p>
          </table:table-cell>
          <table:table-cell table:style-name="ce1" table:formula="of:=AVERAGE([.C4:.C8])" office:value-type="float" office:value="0.01428139946">
            <text:p>0.0142813995</text:p>
          </table:table-cell>
          <table:table-cell table:style-name="ce1" table:formula="of:=AVERAGE([.D4:.D8])" office:value-type="float" office:value="0.05432152748">
            <text:p>0.0543215275</text:p>
          </table:table-cell>
          <table:table-cell table:style-name="ce1" table:formula="of:=AVERAGE([.E4:.E8])" office:value-type="float" office:value="0.02698271892">
            <text:p>0.0269827189</text:p>
          </table:table-cell>
          <table:table-cell table:style-name="ce1" table:formula="of:=AVERAGE([.F4:.F8])" office:value-type="float" office:value="-3.12333272">
            <text:p>-3.1233327200</text:p>
          </table:table-cell>
          <table:table-cell table:style-name="ce1" table:formula="of:=AVERAGE([.G4:.G8])" office:value-type="float" office:value="1.234356254">
            <text:p>1.2343562540</text:p>
          </table:table-cell>
          <table:table-cell table:style-name="ce1" table:formula="of:=AVERAGE([.H4:.H8])" office:value-type="float" office:value="399">
            <text:p>399.0000000000</text:p>
          </table:table-cell>
          <table:table-cell table:style-name="ce1" table:number-columns-repeated="1016"/>
        </table:table-row>
        <table:table-row table:style-name="ro1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h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u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lles</text:p>
          </table:table-cell>
          <table:table-cell table:style-name="ce2" table:number-columns-repeated="1015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riance</text:p>
          </table:table-cell>
          <table:table-cell table:style-name="ce1" table:formula="of:=DVARP([.$B$3:.$I$8];[.B3];[.$B$10:.$I$11])" office:value-type="float" office:value="0.00519776415885206">
            <text:p>0.0051977642</text:p>
          </table:table-cell>
          <table:table-cell table:style-name="ce1" table:formula="of:=DVARP([.$B$3:.$I$8];[.C3];[.$B$10:.$I$11])" office:value-type="float" office:value="0.0000091171691612132">
            <text:p>0.0000091172</text:p>
          </table:table-cell>
          <table:table-cell table:style-name="ce1" table:formula="of:=DVARP([.$B$3:.$I$8];[.D3];[.$B$10:.$I$11])" office:value-type="float" office:value="0.0000526042906101104">
            <text:p>0.0000526043</text:p>
          </table:table-cell>
          <table:table-cell table:style-name="ce1" table:formula="of:=DVARP([.$B$3:.$I$8];[.E3];[.$B$10:.$I$11])" office:value-type="float" office:value="0.0000312470958099373">
            <text:p>0.0000312471</text:p>
          </table:table-cell>
          <table:table-cell table:style-name="ce1" table:formula="of:=DVARP([.$B$3:.$I$8];[.F3];[.$B$10:.$I$11])" office:value-type="float" office:value="0.0685379898147274">
            <text:p>0.0685379898</text:p>
          </table:table-cell>
          <table:table-cell table:style-name="ce1" table:formula="of:=DVARP([.$B$3:.$I$8];[.G3];[.$B$10:.$I$11])" office:value-type="float" office:value="0.0202360926849977">
            <text:p>0.0202360927</text:p>
          </table:table-cell>
          <table:table-cell table:style-name="ce1"/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7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2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1:56:05</meta:creation-date>
    <dc:date>2010-08-09T12:31:40</dc:date>
    <meta:editing-duration>PT00H05M01S</meta:editing-duration>
    <meta:editing-cycles>1</meta:editing-cycles>
    <meta:document-statistic meta:table-count="3" meta:cell-count="72" meta:object-count="0"/>
    <meta:generator>OpenOffice.org/3.1$Linux OpenOffice.org_project/310m21$Build-9319</meta:generator>
  </office:meta>
</office:document-meta>
</file>